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10759" officeooo:paragraph-rsid="00010759" style:font-size-asian="15.75pt" style:font-size-complex="18pt"/>
    </style:style>
    <style:style style:name="P2" style:family="paragraph" style:parent-style-name="Standard">
      <style:paragraph-properties fo:text-align="start" style:justify-single-word="false"/>
      <style:text-properties fo:font-size="18pt" officeooo:rsid="00010759" officeooo:paragraph-rsid="00010759" style:font-size-asian="15.75pt" style:font-size-complex="18pt"/>
    </style:style>
    <style:style style:name="P3" style:family="paragraph" style:parent-style-name="Standard">
      <style:paragraph-properties fo:text-align="start" style:justify-single-word="false"/>
      <style:text-properties fo:font-size="14pt" officeooo:rsid="00010759" officeooo:paragraph-rsid="00010759" style:font-size-asian="14pt" style:font-size-complex="14pt"/>
    </style:style>
    <style:style style:name="P4" style:family="paragraph" style:parent-style-name="Standard">
      <style:paragraph-properties fo:text-align="start" style:justify-single-word="false"/>
      <style:text-properties fo:font-size="14pt" officeooo:rsid="00010759" officeooo:paragraph-rsid="0003b9e5" style:font-size-asian="14pt" style:font-size-complex="14pt"/>
    </style:style>
    <style:style style:name="P5" style:family="paragraph" style:parent-style-name="Standard">
      <style:paragraph-properties fo:text-align="start" style:justify-single-word="false"/>
      <style:text-properties fo:font-size="14pt" officeooo:rsid="00034764" officeooo:paragraph-rsid="00034764" style:font-size-asian="14pt" style:font-size-complex="14pt"/>
    </style:style>
    <style:style style:name="P6" style:family="paragraph" style:parent-style-name="Standard">
      <style:paragraph-properties fo:text-align="start" style:justify-single-word="false"/>
      <style:text-properties fo:font-size="14pt" officeooo:rsid="0003b9e5" officeooo:paragraph-rsid="0003b9e5" style:font-size-asian="14pt" style:font-size-complex="14pt"/>
    </style:style>
    <style:style style:name="P7" style:family="paragraph" style:parent-style-name="Standard">
      <style:paragraph-properties fo:text-align="start" style:justify-single-word="false"/>
      <style:text-properties fo:font-size="14pt" officeooo:rsid="0003b9e5" officeooo:paragraph-rsid="00053907" style:font-size-asian="14pt" style:font-size-complex="14pt"/>
    </style:style>
    <style:style style:name="P8" style:family="paragraph" style:parent-style-name="Standard">
      <style:paragraph-properties fo:text-align="start" style:justify-single-word="false"/>
      <style:text-properties fo:font-size="14pt" officeooo:rsid="00053907" officeooo:paragraph-rsid="00053907" style:font-size-asian="14pt" style:font-size-complex="14pt"/>
    </style:style>
    <style:style style:name="P9" style:family="paragraph" style:parent-style-name="Standard">
      <style:paragraph-properties fo:text-align="start" style:justify-single-word="false"/>
      <style:text-properties fo:font-size="14pt" officeooo:rsid="000642df" officeooo:paragraph-rsid="000642df" style:font-size-asian="14pt" style:font-size-complex="14pt"/>
    </style:style>
    <style:style style:name="P10" style:family="paragraph">
      <style:paragraph-properties fo:margin-left="0in" fo:margin-right="0in" fo:margin-top="0in" fo:margin-bottom="0in" fo:line-height="100%" fo:text-align="center" fo:text-indent="0in"/>
    </style:style>
    <style:style style:name="P1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1f9e8"/>
    </style:style>
    <style:style style:name="T2" style:family="text">
      <style:text-properties officeooo:rsid="0003b9e5"/>
    </style:style>
    <style:style style:name="T3" style:family="text">
      <style:text-properties officeooo:rsid="00053907"/>
    </style:style>
    <style:style style:name="T4" style:family="text">
      <style:text-properties officeooo:rsid="000642df"/>
    </style:style>
    <style:style style:name="T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16in" fo:min-width="2.80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516in" fo:min-width="2.90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0516in" fo:min-width="3.85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055in" fo:min-width="0.655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02in" fo:min-width="0.4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181in" fo:min-width="0.5098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72in" fo:min-width="0.481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264in" fo:min-width="0.4402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264in" fo:min-width="0.44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264in" fo:min-width="0.440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264in" fo:min-width="0.440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264in" fo:min-width="0.440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016in" fo:min-width="1.40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16in" fo:min-width="0.70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819in" fo:min-width="0.655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FINDER</text:p>
      <text:p text:style-name="P1">Search fold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ogrammation Système</text:p>
      <text:p text:style-name="P2"/>
      <text:p text:style-name="P2"/>
      <text:p text:style-name="P2">Dimitri Lizzi / Houbbi Abdelaziz <text:s text:c="2"/></text:p>
      <text:p text:style-name="P2"/>
      <text:p text:style-name="P2"><text:soft-page-break/></text:p>
      <text:p text:style-name="P2">Diagramme :</text:p>
      <text:p text:style-name="P2"><draw:g text:anchor-type="paragraph" draw:z-index="0" draw:name="Shape1" draw:style-name="gr1"><draw:custom-shape draw:style-name="gr2" draw:text-style-name="P11" svg:width="3.0004in" svg:height="0.7504in" svg:x="1.7189in" svg:y="0.0902in"><text:p text:style-name="P10"><text:span text:style-name="T5">Command line interface</text:span></text:p><draw:enhanced-geometry svg:viewBox="0 0 21600 21600" draw:type="rectangle" draw:enhanced-path="M 0 0 L 21600 0 21600 21600 0 21600 0 0 Z N"/></draw:custom-shape><draw:custom-shape draw:style-name="gr3" draw:text-style-name="P11" svg:width="3.1004in" svg:height="1.0504in" svg:x="1.6189in" svg:y="1.3902in"><text:p text:style-name="P10"><text:span text:style-name="T5">Argument parser</text:span></text:p><draw:enhanced-geometry svg:viewBox="0 0 21600 21600" draw:type="rectangle" draw:enhanced-path="M 0 0 L 21600 0 21600 21600 0 21600 0 0 Z N"/></draw:custom-shape><draw:custom-shape draw:style-name="gr4" draw:text-style-name="P11" svg:width="4.0504in" svg:height="1.1504in" svg:x="1.2189in" svg:y="3.0402in"><text:p text:style-name="P10"><text:span text:style-name="T5">Search predicate parser</text:span></text:p><draw:enhanced-geometry svg:viewBox="0 0 21600 21600" draw:type="rectangle" draw:enhanced-path="M 0 0 L 21600 0 21600 21600 0 21600 0 0 Z N"/></draw:custom-shape><draw:custom-shape draw:style-name="gr5" draw:text-style-name="P11" svg:width="1.4004in" svg:height="1.0504in" svg:x="0.0189in" svg:y="6.3902in"><text:p text:style-name="P10"><text:span text:style-name="T5">Link </text:span></text:p><text:p text:style-name="P10"><text:span text:style-name="T5">path</text:span></text:p><draw:enhanced-geometry svg:viewBox="0 0 21600 21600" draw:glue-points="10800 0 0 8260 4230 21600 10800 21600 17370 21600 21600 8260" draw:text-areas="4230 5080 17370 21600" draw:type="pentagon" draw:enhanced-path="M 10800 0 L 0 8260 4230 21600 17370 21600 21600 8260 10800 0 Z N"/></draw:custom-shape><draw:line draw:style-name="gr6" draw:text-style-name="P12" svg:x1="3.2689in" svg:y1="0.7902in" svg:x2="3.2736in" svg:y2="1.6898in"><text:p/></draw:line><draw:line draw:style-name="gr7" draw:text-style-name="P12" svg:x1="3.2689in" svg:y1="2.2402in" svg:x2="3.2689in" svg:y2="3.4402in"><text:p/></draw:line><draw:custom-shape draw:style-name="gr8" draw:text-style-name="P11" svg:width="1.1504in" svg:height="0.9004in" svg:x="1.3189in" svg:y="4.8402in"><text:p text:style-name="P10"><text:span text:style-name="T5">and</text:spa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9" draw:text-style-name="P11" svg:width="1.3004in" svg:height="0.9504in" svg:x="3.2189in" svg:y="4.8402in"><text:p text:style-name="P10"><text:span text:style-name="T5">or</text:spa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10" draw:text-style-name="P11" svg:width="1.2504in" svg:height="1.0504in" svg:x="5.2189in" svg:y="4.8402in"><text:p text:style-name="P10"><text:span text:style-name="T5">not</text:spa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11" draw:text-style-name="P11" svg:width="0.9004in" svg:height="0.6004in" svg:x="0.7689in" svg:y="7.8902in"><text:p text:style-name="P10"><text:span text:style-name="T5">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1" svg:width="0.9004in" svg:height="0.6004in" svg:x="2.0689in" svg:y="7.8902in"><text:p text:style-name="P10"><text:span text:style-name="T5">siz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 svg:width="0.9004in" svg:height="0.6004in" svg:x="3.3689in" svg:y="7.8902in"><text:p text:style-name="P10"><text:span text:style-name="T5">us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 svg:width="0.9004in" svg:height="0.6004in" svg:x="4.6189in" svg:y="7.8902in"><text:p text:style-name="P10"><text:span text:style-name="T5">grou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1" svg:width="0.9004in" svg:height="0.6004in" svg:x="5.8689in" svg:y="7.9402in"><text:p text:style-name="P10"><text:span text:style-name="T5">per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1" svg:width="1.6004in" svg:height="0.9004in" svg:x="0.7189in" svg:y="8.8902in"><text:p text:style-name="P10"><text:span text:style-name="T5">finder</text:span></text:p><draw:enhanced-geometry svg:viewBox="0 0 21600 21600" draw:type="rectangle" draw:enhanced-path="M 0 0 L 21600 0 21600 21600 0 21600 0 0 Z N"/></draw:custom-shape><draw:custom-shape draw:style-name="gr17" draw:text-style-name="P11" svg:width="1.8004in" svg:height="0.8004in" svg:x="3.1689in" svg:y="8.8402in"><text:p text:style-name="P10"><text:span text:style-name="T5">Search path</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8" draw:text-style-name="P11" svg:width="1.4004in" svg:height="1.1504in" svg:x="5.2689in" svg:y="6.3402in"><text:p text:style-name="P10"><text:span text:style-name="T5">Link </text:span></text:p><text:p text:style-name="P10"><text:span text:style-name="T5">manager</text:span></text:p><draw:enhanced-geometry svg:viewBox="0 0 21600 21600" draw:glue-points="10800 0 0 8260 4230 21600 10800 21600 17370 21600 21600 8260" draw:text-areas="4230 5080 17370 21600" draw:type="pentagon" draw:enhanced-path="M 10800 0 L 0 8260 4230 21600 17370 21600 21600 8260 10800 0 Z N"/></draw:custom-shap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plication de notre méthode:</text:p>
      <text:p text:style-name="P2"/>
      <text:p text:style-name="P3">Il comprends 3 programmes principaux.</text:p>
      <text:p text:style-name="P3"/>
      <text:p text:style-name="P3">a)finder()</text:p>
      <text:p text:style-name="P3">b)linecomparer()</text:p>
      <text:p text:style-name="P3">c)slfolder()</text:p>
      <text:p text:style-name="P3"/>
      <text:p text:style-name="P3"/>
      <text:p text:style-name="P3">a) finde:</text:p>
      <text:p text:style-name="P3">prends deux arguments en paramètre arg1 arg2, <text:span text:style-name="T1">cela nous permets d’avoir des critères de recherche, et ressort en sortie une list de path</text:span></text:p>
      <text:p text:style-name="P3"/>
      <text:p text:style-name="P8">arg1 path (folder to search into)</text:p>
      <text:p text:style-name="P8">arg2 predicate</text:p>
      <text:p text:style-name="P8">stdout path (match result)</text:p>
      <text:p text:style-name="P8"/>
      <text:p text:style-name="P3"/>
      <text:p text:style-name="P5">Comment utilise t on ces critéres de recherches</text:p>
      <text:p text:style-name="P5">Comme la fonction fnmatch (file name match) nous utilisons les memes librairies.</text:p>
      <text:p text:style-name="P5">En fonction d’un nom on lui applique certain filtre tel que</text:p>
      <text:p text:style-name="P5">amin <text:s/><text:span text:style-name="T2">acces time (mn) </text:span></text:p>
      <text:p text:style-name="P5">cmin <text:span text:style-name="T2">creation time (mn)</text:span></text:p>
      <text:p text:style-name="P5">mmin <text:span text:style-name="T2">modifiy time(mn)</text:span></text:p>
      <text:p text:style-name="P5"/>
      <text:p text:style-name="P6">Afin de mettre ces élements en concomittance on utilise une notation infixé ou notation polonaise inversé.</text:p>
      <text:p text:style-name="P6"/>
      <text:p text:style-name="P6">Exemple:</text:p>
      <text:p text:style-name="P6"/>
      <text:p text:style-name="P6">L'expression qui ajoute les nombres 1 et 2 s'écrit, en notation préfixe, « + 1 2 ».</text:p>
      <text:p text:style-name="P6">c’est pourquoi lorsque l'interpréteur rencontre un opérande, il l'empile. </text:p>
      <text:p text:style-name="P6">Lorsqu'il rencontre un opérateur, il l'exécute sur les opérandes empilés et met le résultat de l'opération sur la pile.</text:p>
      <text:p text:style-name="P7">Ainsi, quand il rencontre l<text:span text:style-name="T3">es </text:span>opérateur<text:span text:style-name="T3">s</text:span></text:p>
      <text:p text:style-name="P7">-and <text:s/></text:p>
      <text:p text:style-name="P7">-<text:span text:style-name="T3">or</text:span></text:p>
      <text:p text:style-name="P7">-not</text:p>
      <text:p text:style-name="P7">-etc</text:p>
      <text:p text:style-name="P6">il applique ceci au<text:span text:style-name="T3">x</text:span> objets qui suivent. <text:span text:style-name="T3">Cela permet l’utilisation plus simple des outils a disposition.</text:span></text:p>
      <text:p text:style-name="P6"/>
      <text:p text:style-name="P4"/>
      <text:p text:style-name="P3"><text:soft-page-break/></text:p>
      <text:p text:style-name="P3">b) linecomparer()</text:p>
      <text:p text:style-name="P3"/>
      <text:p text:style-name="P9">2 input old path new path</text:p>
      <text:p text:style-name="P9">1 output list de path</text:p>
      <text:p text:style-name="P3"/>
      <text:p text:style-name="P8">Le linecompare permet lui de mettre a jour la liste de pathqui coresponde a nos desiderata.</text:p>
      <text:p text:style-name="P8">Il compare la sortie du finder qui est un path avec une liste prétabli de pathplus anciens.</text:p>
      <text:p text:style-name="P8">Si un fichier n’y figure pas il indique un +path a celui-ci;</text:p>
      <text:p text:style-name="P8">si un fichier n’y figure plus il y indique -path a celui-ci.</text:p>
      <text:p text:style-name="P8">C’est ainsi que l’on tiens a jour ce fichier de source <text:span text:style-name="T4">et l’on en sort donc cette list de linecomparer.</text:span></text:p>
      <text:p text:style-name="P8"/>
      <text:p text:style-name="P8"/>
      <text:p text:style-name="P3">c) slfolder()</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18:00:35.862415543</meta:creation-date>
    <dc:date>2016-12-15T20:28:20.669969664</dc:date>
    <meta:editing-duration>PT22M55S</meta:editing-duration>
    <meta:editing-cycles>4</meta:editing-cycles>
    <meta:generator>LibreOffice/5.1.4.2$Linux_X86_64 LibreOffice_project/10m0$Build-2</meta:generator>
    <meta:document-statistic meta:table-count="0" meta:image-count="0" meta:object-count="0" meta:page-count="4" meta:paragraph-count="41" meta:word-count="283" meta:character-count="1692" meta:non-whitespace-character-count="1442"/>
  </office:meta>
</office:document-meta>
</file>